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5933in" svg:height="4.4441in" svg:x="2.4193in" svg:y="0.3476in">
            <draw:object draw:notify-on-update-of-ranges="Sheet1.A1:Sheet1.A1 Sheet1.A2:Sheet1.A22 Sheet1.B1:Sheet1.B1 Sheet1.B2:Sheet1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Threshold</text:p>
          </table:table-cell>
          <table:table-cell office:value-type="string">
            <text:p>Success (against 10000 opponents chosen from 1-1000)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706863450923926">
            <text:p>0.706863450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707328661361207">
            <text:p>0.707328661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708551691281563">
            <text:p>0.708551691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701123326959847">
            <text:p>0.70112332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704469805040418">
            <text:p>0.70446980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706562795089707">
            <text:p>0.706562795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690135811293781">
            <text:p>0.6901358113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696143775291597">
            <text:p>0.696143775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699091778202677">
            <text:p>0.6990917782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690383019091664">
            <text:p>0.6903830191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.696755994358251">
            <text:p>0.6967559944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686748408394247">
            <text:p>0.6867484084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691344904947455">
            <text:p>0.6913449049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690591429583284">
            <text:p>0.6905914296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683110171482265">
            <text:p>0.6831101715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685680751173709">
            <text:p>0.6856807512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688841957057374">
            <text:p>0.6888419571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673324817094414">
            <text:p>0.6733248171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67008866075595">
            <text:p>0.6700886608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663259379718899">
            <text:p>0.6632593797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0.663517611383252">
            <text:p>0.66351761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10:48:09</meta:creation-date>
    <dc:date>2014-08-06T09:57:07</dc:date>
    <meta:editing-duration>PT23H7M21S</meta:editing-duration>
    <meta:editing-cycles>2</meta:editing-cycles>
    <meta:generator>LibreOffice/4.0.0.3$MacOSX_x86 LibreOffice_project/53fd80e80f44edd735c18dbc5b6cde811e0a15c</meta:generator>
    <meta:document-statistic meta:table-count="1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748cm" svg:height="11.289cm" xlink:href=".." xlink:type="simple" chart:class="chart:scatter" chart:style-name="ch1">
        <chart:legend chart:legend-position="end" svg:x="11.231cm" svg:y="5.146cm" style:legend-expansion="high" chart:style-name="ch2"/>
        <chart:plot-area chart:style-name="ch3" table:cell-range-address="Sheet1.A1:Sheet1.B22" chart:data-source-has-labels="row" svg:x="0.351cm" svg:y="-0.042cm" svg:width="12.206cm" svg:height="11.367cm">
          <chartooo:coordinate-region svg:x="1.297cm" svg:y="0.157cm" svg:width="10.961cm" svg:height="10.5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2" chart:label-cell-address="Sheet1.B1:Sheet1.B1" chart:class="chart:scatter">
            <chart:domain table:cell-range-address="Sheet1.A2:Sheet1.A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uccess (against 10000 opponents chosen from 1-1000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22</svg:desc>
                </draw:g>
              </table:table-cell>
              <table:table-cell office:value-type="float" office:value="0.706863450923926">
                <text:p>0.706863450923926</text:p>
                <draw:g>
                  <svg:desc>Sheet1.B2:Sheet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707328661361207">
                <text:p>0.707328661361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708551691281563">
                <text:p>0.7085516912815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701123326959847">
                <text:p>0.7011233269598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704469805040418">
                <text:p>0.7044698050404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706562795089707">
                <text:p>0.7065627950897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690135811293781">
                <text:p>0.6901358112937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696143775291597">
                <text:p>0.6961437752915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699091778202677">
                <text:p>0.6990917782026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690383019091664">
                <text:p>0.6903830190916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696755994358251">
                <text:p>0.696755994358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686748408394247">
                <text:p>0.6867484083942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691344904947455">
                <text:p>0.6913449049474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690591429583284">
                <text:p>0.6905914295832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683110171482265">
                <text:p>0.6831101714822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685680751173709">
                <text:p>0.6856807511737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688841957057374">
                <text:p>0.6888419570573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673324817094414">
                <text:p>0.6733248170944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67008866075595">
                <text:p>0.670088660755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663259379718899">
                <text:p>0.6632593797188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0.663517611383252">
                <text:p>0.6635176113832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MacOSX_x86 LibreOffice_project/53fd80e80f44edd735c18dbc5b6cde811e0a15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